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cm" fo:text-align="center" style:justify-single-word="false"/>
      <style:text-properties fo:color="#ffff00" loext:opacity="100%" style:font-name="Arial Rounded MT Bold" fo:font-size="26pt" officeooo:rsid="0017c700" officeooo:paragraph-rsid="0017c700" style:font-size-asian="22.75pt" style:font-size-complex="26pt"/>
    </style:style>
    <style:style style:name="P2" style:family="paragraph" style:parent-style-name="Text_20_body">
      <style:text-properties fo:color="#ffffff" loext:opacity="100%" style:text-underline-style="none" officeooo:rsid="02a07e74" officeooo:paragraph-rsid="02a69ea4"/>
    </style:style>
    <style:style style:name="P3" style:family="paragraph" style:parent-style-name="Text_20_body">
      <style:text-properties fo:color="#ffffff" loext:opacity="100%" style:text-underline-style="none" officeooo:rsid="02a69ea4" officeooo:paragraph-rsid="02a69ea4"/>
    </style:style>
    <style:style style:name="P4" style:family="paragraph" style:parent-style-name="Heading_20_3">
      <style:text-properties style:text-underline-style="none" officeooo:rsid="02a17c10" officeooo:paragraph-rsid="02a17c10"/>
    </style:style>
    <style:style style:name="P5" style:family="paragraph" style:parent-style-name="Text_20_body">
      <style:text-properties officeooo:paragraph-rsid="02a07e74"/>
    </style:style>
    <style:style style:name="P6" style:family="paragraph" style:parent-style-name="Text_20_body">
      <style:text-properties fo:color="#ffffff" loext:opacity="100%" officeooo:rsid="02a07e74" officeooo:paragraph-rsid="02a07e74"/>
    </style:style>
    <style:style style:name="P7" style:family="paragraph" style:parent-style-name="Text_20_body">
      <style:text-properties fo:color="#ffffff" loext:opacity="100%" officeooo:rsid="02a07e74" officeooo:paragraph-rsid="02a4bfb8"/>
    </style:style>
    <style:style style:name="P8" style:family="paragraph" style:parent-style-name="Text_20_body">
      <style:text-properties fo:color="#ffffff" loext:opacity="100%" officeooo:rsid="02a07e74" officeooo:paragraph-rsid="02a99411"/>
    </style:style>
    <style:style style:name="P9" style:family="paragraph" style:parent-style-name="Text_20_body">
      <style:text-properties fo:color="#ffffff" loext:opacity="100%" officeooo:rsid="02a07e74" officeooo:paragraph-rsid="02a7b7e7"/>
    </style:style>
    <style:style style:name="P10" style:family="paragraph" style:parent-style-name="Heading_20_3">
      <style:text-properties style:text-underline-style="none" officeooo:rsid="02a17c10" officeooo:paragraph-rsid="02aa7082"/>
    </style:style>
    <style:style style:name="P11" style:family="paragraph" style:parent-style-name="Text_20_body">
      <style:text-properties officeooo:paragraph-rsid="02aa7082"/>
    </style:style>
    <style:style style:name="P12" style:family="paragraph" style:parent-style-name="Text_20_body">
      <style:text-properties fo:color="#ffffff" loext:opacity="100%" officeooo:rsid="02a07e74" officeooo:paragraph-rsid="02aa7082"/>
    </style:style>
    <style:style style:name="P13" style:family="paragraph" style:parent-style-name="Text_20_body">
      <style:text-properties fo:color="#ffffff" loext:opacity="100%" officeooo:rsid="02a07e74" officeooo:paragraph-rsid="02aad8bf"/>
    </style:style>
    <style:style style:name="P14" style:family="paragraph" style:parent-style-name="Text_20_body">
      <style:text-properties fo:color="#ffffff" loext:opacity="100%" officeooo:rsid="02a07e74" officeooo:paragraph-rsid="02ab8590"/>
    </style:style>
    <style:style style:name="P15" style:family="paragraph" style:parent-style-name="Text_20_body">
      <style:text-properties fo:color="#ffffff" loext:opacity="100%" officeooo:rsid="02a07e74" officeooo:paragraph-rsid="02abb7a0"/>
    </style:style>
    <style:style style:name="P16" style:family="paragraph" style:parent-style-name="Text_20_body">
      <style:text-properties fo:color="#ffffff" loext:opacity="100%" officeooo:rsid="02a07e74" officeooo:paragraph-rsid="02af9259"/>
    </style:style>
    <style:style style:name="P17" style:family="paragraph" style:parent-style-name="Text_20_body">
      <style:text-properties fo:color="#ffffff" loext:opacity="100%" officeooo:rsid="02a07e74" officeooo:paragraph-rsid="02b1068e"/>
    </style:style>
    <style:style style:name="P18" style:family="paragraph" style:parent-style-name="Text_20_body">
      <style:text-properties fo:color="#ffffff" loext:opacity="100%" officeooo:rsid="02a07e74" officeooo:paragraph-rsid="02b222f7"/>
    </style:style>
    <style:style style:name="P19" style:family="paragraph" style:parent-style-name="Text_20_body">
      <style:text-properties fo:color="#ffffff" loext:opacity="100%" officeooo:rsid="02a07e74" officeooo:paragraph-rsid="02ac204c"/>
    </style:style>
    <style:style style:name="P20" style:family="paragraph" style:parent-style-name="Text_20_body">
      <style:text-properties fo:color="#ffffff" loext:opacity="100%" officeooo:rsid="02a07e74" officeooo:paragraph-rsid="02b3af25"/>
    </style:style>
    <style:style style:name="T1" style:family="text">
      <style:text-properties officeooo:rsid="02a07e74"/>
    </style:style>
    <style:style style:name="T2" style:family="text">
      <style:text-properties officeooo:rsid="02a69ea4"/>
    </style:style>
    <style:style style:name="T3" style:family="text">
      <style:text-properties fo:color="#ffff00" loext:opacity="100%"/>
    </style:style>
    <style:style style:name="T4" style:family="text">
      <style:text-properties style:text-underline-style="none"/>
    </style:style>
    <style:style style:name="T5" style:family="text">
      <style:text-properties fo:color="#ffffff" loext:opacity="100%" style:text-underline-style="none" officeooo:rsid="02a17c10"/>
    </style:style>
    <style:style style:name="T6" style:family="text">
      <style:text-properties fo:color="#ffff00" loext:opacity="100%" style:text-underline-style="none"/>
    </style:style>
    <style:style style:name="T7" style:family="text">
      <style:text-properties fo:language="en" fo:country="US" style:text-underline-style="none" fo:font-weight="normal" officeooo:rsid="029ae416" fo:background-color="transparent" loext:char-shading-value="0"/>
    </style:style>
    <style:style style:name="T8" style:family="text">
      <style:text-properties fo:language="en" fo:country="US" style:text-underline-style="none" fo:font-weight="normal" fo:background-color="transparent" loext:char-shading-value="0"/>
    </style:style>
    <style:style style:name="T9" style:family="text">
      <style:text-properties fo:language="en" fo:country="US" style:text-underline-style="none" fo:background-color="transparent" loext:char-shading-value="0"/>
    </style:style>
    <style:style style:name="T10" style:family="text">
      <style:text-properties fo:color="#ffff00" loext:opacity="100%" fo:language="en" fo:country="US" style:text-underline-style="none" fo:background-color="transparent" loext:char-shading-value="0"/>
    </style:style>
    <style:style style:name="T11" style:family="text">
      <style:text-properties fo:language="en" fo:country="US" style:text-underline-style="none" fo:font-weight="normal" officeooo:rsid="02a69ea4" fo:background-color="transparent" loext:char-shading-value="0"/>
    </style:style>
    <style:style style:name="T12" style:family="text">
      <style:text-properties fo:color="#ffffff" loext:opacity="100%" fo:font-size="12pt" fo:language="en" fo:country="US" style:text-underline-style="none" officeooo:rsid="02a2e00c" fo:background-color="transparent" loext:char-shading-value="0" style:font-size-asian="12pt" style:font-size-complex="12pt"/>
    </style:style>
    <style:style style:name="T13" style:family="text">
      <style:text-properties fo:color="#ffffff" loext:opacity="100%" fo:font-size="12pt" fo:language="en" fo:country="US" style:text-underline-style="none" officeooo:rsid="02a4bfb8" fo:background-color="transparent" loext:char-shading-value="0" style:font-size-asian="12pt" style:font-size-complex="12pt"/>
    </style:style>
    <style:style style:name="T14" style:family="text">
      <style:text-properties fo:color="#ffff00" loext:opacity="100%" fo:font-size="12pt" fo:language="en" fo:country="US" style:text-underline-style="none" officeooo:rsid="02a4bfb8" fo:background-color="transparent" loext:char-shading-value="0" style:font-size-asian="12pt" style:font-size-complex="12pt"/>
    </style:style>
    <style:style style:name="T15" style:family="text">
      <style:text-properties fo:color="#ffffff" loext:opacity="100%" fo:font-size="12pt" fo:language="en" fo:country="US" style:text-underline-style="none" officeooo:rsid="02a07e74" fo:background-color="transparent" loext:char-shading-value="0" style:font-size-asian="12pt" style:font-size-complex="12pt"/>
    </style:style>
    <style:style style:name="T16" style:family="text">
      <style:text-properties fo:language="en" fo:country="US" style:text-underline-style="none" officeooo:rsid="02a4bfb8" fo:background-color="transparent" loext:char-shading-value="0"/>
    </style:style>
    <style:style style:name="T17" style:family="text">
      <style:text-properties fo:color="#ffffff" loext:opacity="100%" fo:font-size="12pt" fo:language="en" fo:country="US" style:text-underline-style="none" officeooo:rsid="02a99411" fo:background-color="transparent" loext:char-shading-value="0" style:font-size-asian="12pt" style:font-size-complex="12pt"/>
    </style:style>
    <style:style style:name="T18" style:family="text">
      <style:text-properties fo:color="#bf0041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19" style:family="text">
      <style:text-properties fo:color="#ffff00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0" style:family="text">
      <style:text-properties fo:color="#ff8000" loext:opacity="100%" fo:language="en" fo:country="US" style:text-underline-style="none" officeooo:rsid="02a7b7e7" fo:background-color="transparent" loext:char-shading-value="0"/>
    </style:style>
    <style:style style:name="T21" style:family="text">
      <style:text-properties fo:language="en" fo:country="US" style:text-underline-style="none" officeooo:rsid="02a7b7e7" fo:background-color="transparent" loext:char-shading-value="0"/>
    </style:style>
    <style:style style:name="T22" style:family="text">
      <style:text-properties fo:color="#ffffff" loext:opacity="100%" fo:font-size="12pt" fo:language="en" fo:country="US" style:text-underline-style="none" officeooo:rsid="02a7b7e7" fo:background-color="transparent" loext:char-shading-value="0" style:font-size-asian="12pt" style:font-size-complex="12pt"/>
    </style:style>
    <style:style style:name="T23" style:family="text">
      <style:text-properties officeooo:rsid="02aa7082"/>
    </style:style>
    <style:style style:name="T24" style:family="text">
      <style:text-properties style:text-underline-style="none" officeooo:rsid="02aad8bf"/>
    </style:style>
    <style:style style:name="T25" style:family="text">
      <style:text-properties fo:color="#ffffff" loext:opacity="100%" style:text-underline-style="none" officeooo:rsid="02aad8bf"/>
    </style:style>
    <style:style style:name="T26" style:family="text">
      <style:text-properties fo:color="#ffffff" loext:opacity="100%" fo:font-size="12pt" fo:language="en" fo:country="US" style:text-underline-style="none" officeooo:rsid="02aa7082" fo:background-color="transparent" loext:char-shading-value="0" style:font-size-asian="12pt" style:font-size-complex="12pt"/>
    </style:style>
    <style:style style:name="T27" style:family="text">
      <style:text-properties fo:color="#ffff00" loext:opacity="100%" fo:font-size="12pt" fo:language="en" fo:country="US" style:text-underline-style="none" officeooo:rsid="02a07e74" fo:background-color="transparent" loext:char-shading-value="0" style:font-size-asian="12pt" style:font-size-complex="12pt"/>
    </style:style>
    <style:style style:name="T28" style:family="text">
      <style:text-properties fo:color="#ffff00" loext:opacity="100%" fo:font-size="12pt" fo:language="en" fo:country="US" style:text-underline-style="none" officeooo:rsid="02aa7082" fo:background-color="transparent" loext:char-shading-value="0" style:font-size-asian="12pt" style:font-size-complex="12pt"/>
    </style:style>
    <style:style style:name="T29" style:family="text">
      <style:text-properties fo:language="en" fo:country="US" style:text-underline-style="none" officeooo:rsid="02aa7082" fo:background-color="transparent" loext:char-shading-value="0"/>
    </style:style>
    <style:style style:name="T30" style:family="text">
      <style:text-properties fo:color="#ffff00" loext:opacity="100%" fo:language="en" fo:country="US" style:text-underline-style="none" officeooo:rsid="02aa7082" fo:background-color="transparent" loext:char-shading-value="0"/>
    </style:style>
    <style:style style:name="T31" style:family="text">
      <style:text-properties fo:language="en" fo:country="US" style:text-underline-style="none" fo:font-weight="normal" officeooo:rsid="02aa7082" fo:background-color="transparent" loext:char-shading-value="0"/>
    </style:style>
    <style:style style:name="T32" style:family="text">
      <style:text-properties fo:color="#ffffff" loext:opacity="100%" fo:language="en" fo:country="US" style:text-underline-style="none" officeooo:rsid="02aa7082" fo:background-color="transparent" loext:char-shading-value="0"/>
    </style:style>
    <style:style style:name="T33" style:family="text">
      <style:text-properties fo:color="#ffffff" loext:opacity="100%" fo:font-size="12pt" fo:language="en" fo:country="US" style:text-underline-style="none" officeooo:rsid="02aad8bf" fo:background-color="transparent" loext:char-shading-value="0" style:font-size-asian="12pt" style:font-size-complex="12pt"/>
    </style:style>
    <style:style style:name="T34" style:family="text">
      <style:text-properties fo:color="#ffffff" loext:opacity="100%" fo:language="en" fo:country="US" style:text-underline-style="none" officeooo:rsid="02ab8590" fo:background-color="transparent" loext:char-shading-value="0"/>
    </style:style>
    <style:style style:name="T35" style:family="text">
      <style:text-properties fo:language="en" fo:country="US" style:text-underline-style="none" officeooo:rsid="02ab8590" fo:background-color="transparent" loext:char-shading-value="0"/>
    </style:style>
    <style:style style:name="T36" style:family="text">
      <style:text-properties fo:language="en" fo:country="US" style:text-underline-style="none" officeooo:rsid="02af9259" fo:background-color="transparent" loext:char-shading-value="0"/>
    </style:style>
    <style:style style:name="T37" style:family="text">
      <style:text-properties fo:language="en" fo:country="US" style:text-underline-style="none" officeooo:rsid="02abb7a0" fo:background-color="transparent" loext:char-shading-value="0"/>
    </style:style>
    <style:style style:name="T38" style:family="text">
      <style:text-properties fo:color="#ffffff" loext:opacity="100%" fo:language="en" fo:country="US" style:text-underline-style="none" officeooo:rsid="02af9259" fo:background-color="transparent" loext:char-shading-value="0"/>
    </style:style>
    <style:style style:name="T39" style:family="text">
      <style:text-properties fo:color="#ffffff" loext:opacity="100%" fo:language="en" fo:country="US" style:text-underline-style="none" officeooo:rsid="02b1068e" fo:background-color="transparent" loext:char-shading-value="0"/>
    </style:style>
    <style:style style:name="T40" style:family="text">
      <style:text-properties fo:color="#ffff00" loext:opacity="100%" fo:language="en" fo:country="US" style:text-underline-style="none" officeooo:rsid="02ab8590" fo:background-color="transparent" loext:char-shading-value="0"/>
    </style:style>
    <style:style style:name="T41" style:family="text">
      <style:text-properties fo:color="#ffffff" loext:opacity="100%" fo:language="en" fo:country="US" style:text-underline-style="none" officeooo:rsid="02b222f7" fo:background-color="transparent" loext:char-shading-value="0"/>
    </style:style>
    <style:style style:name="T42" style:family="text">
      <style:text-properties fo:language="en" fo:country="US" style:text-underline-style="none" officeooo:rsid="02b222f7" fo:background-color="transparent" loext:char-shading-value="0"/>
    </style:style>
    <style:style style:name="T43" style:family="text">
      <style:text-properties fo:color="#ffffff" loext:opacity="100%" fo:font-size="12pt" fo:language="en" fo:country="US" style:text-underline-style="none" officeooo:rsid="02b222f7" fo:background-color="transparent" loext:char-shading-value="0" style:font-size-asian="12pt" style:font-size-complex="12pt"/>
    </style:style>
    <style:style style:name="T44" style:family="text">
      <style:text-properties fo:color="#ffffff" loext:opacity="100%" fo:language="en" fo:country="US" style:text-underline-style="none" officeooo:rsid="02abb7a0" fo:background-color="transparent" loext:char-shading-value="0"/>
    </style:style>
    <style:style style:name="T45" style:family="text">
      <style:text-properties fo:color="#ff8000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6" style:family="text">
      <style:text-properties fo:color="#bf0041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7" style:family="text">
      <style:text-properties fo:color="#ffffff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8" style:family="text">
      <style:text-properties fo:color="#ffff00" loext:opacity="100%" fo:font-size="12pt" fo:language="en" fo:country="US" style:text-underline-style="none" officeooo:rsid="02ac204c" fo:background-color="transparent" loext:char-shading-value="0" style:font-size-asian="12pt" style:font-size-complex="12pt"/>
    </style:style>
    <style:style style:name="T49" style:family="text">
      <style:text-properties fo:color="#ffff00" loext:opacity="100%" fo:font-size="12pt" fo:language="en" fo:country="US" style:text-underline-style="none" officeooo:rsid="02b3af25" fo:background-color="transparent" loext:char-shading-value="0" style:font-size-asian="12pt" style:font-size-complex="12pt"/>
    </style:style>
    <style:style style:name="T50" style:family="text">
      <style:text-properties fo:color="#ffffff" loext:opacity="100%" fo:font-size="12pt" fo:language="en" fo:country="US" style:text-underline-style="none" officeooo:rsid="02b3af25" fo:background-color="transparent" loext:char-shading-value="0" style:font-size-asian="12pt" style:font-size-complex="12pt"/>
    </style:style>
    <style:style style:name="T51" style:family="text">
      <style:text-properties fo:color="#ffffff" loext:opacity="100%" fo:font-size="12pt" fo:language="en" fo:country="US" style:text-underline-style="none" officeooo:rsid="02ae15bd" fo:background-color="transparent" loext:char-shading-value="0" style:font-size-asian="12pt" style:font-size-complex="12pt"/>
    </style:style>
    <style:style style:name="T52" style:family="text">
      <style:text-properties fo:color="#ffffff" loext:opacity="100%" fo:language="en" fo:country="US" style:text-underline-style="none" officeooo:rsid="02ae15bd" fo:background-color="transparent" loext:char-shading-value="0"/>
    </style:style>
    <style:style style:name="T53" style:family="text">
      <style:text-properties fo:language="en" fo:country="US" style:text-underline-style="none" officeooo:rsid="02ae15bd" fo:background-color="transparent" loext:char-shading-value="0"/>
    </style:style>
    <style:style style:name="T54" style:family="text">
      <style:text-properties fo:color="#ffff00" loext:opacity="100%" fo:font-size="11pt" fo:language="en" fo:country="US" style:text-underline-style="none" officeooo:rsid="02b3af25" fo:background-color="transparent" loext:char-shading-value="0" style:font-size-asian="11pt" style:font-size-complex="11pt"/>
    </style:style>
    <style:style style:name="T55" style:family="text">
      <style:text-properties fo:color="#ffffff" loext:opacity="100%" fo:font-size="11pt" fo:language="en" fo:country="US" style:text-underline-style="none" officeooo:rsid="02b3af25" fo:background-color="transparent" loext:char-shading-value="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T_IRC</text:span> C++</text:p>
      <text:p text:style-name="P2"/>
      <text:p text:style-name="P2"><text:span text:style-name="T2">A la hora de conectar con un servidor, el flujo es el siguiente:</text:span> </text:p>
      <text:p text:style-name="P3">1. <text:span text:style-name="_3c_C_2b__2b__3e_">socket()<text:tab/></text:span><text:tab/>- Creamos la conexión (<text:span text:style-name="T3">compramos el teléfono</text:span>)</text:p>
      <text:p text:style-name="P3">2. <text:span text:style-name="_3c_C_2b__2b__3e_">bind()</text:span><text:tab/><text:tab/>- Asignamos el puerto (<text:span text:style-name="T3">damos número al teléfono</text:span>)</text:p>
      <text:p text:style-name="P3">3.<text:span text:style-name="_3c_C_2b__2b__3e_"> listen()</text:span><text:tab/><text:tab/>- Nos ponemos a la escucha.</text:p>
      <text:p text:style-name="P3">4. <text:span text:style-name="_3c_C_2b__2b__3e_">accept()</text:span><text:tab/>- Contestamos la llamada del cliente</text:p>
      <text:p text:style-name="P3">5. <text:span text:style-name="_3c_C_2b__2b__3e_">send/recv</text:span><text:tab/>- Comunicamos (<text:span text:style-name="T3">hablamos por teléfono</text:span>)</text:p>
      <text:p text:style-name="P3">6. <text:span text:style-name="_3c_C_2b__2b__3e_">close()</text:span><text:tab/><text:tab/>- Cortamos la comunicación.</text:p>
      <text:h text:style-name="P4" text:outline-level="3">socket()</text:h>
      <text:p text:style-name="P5"><text:span text:style-name="_3c_C_3e_"><text:span text:style-name="T4">#include &lt;sys/socket.h&gt; </text:span></text:span><text:span text:style-name="_3c_C_3e_"><text:span text:style-name="T5">(funcion de C usada en C++)</text:span></text:span></text:p>
      <text:p text:style-name="P6"><text:span text:style-name="T4">Crea un socket (punto de comunicación) para enviar/recibir datos por la red. </text:span><text:span text:style-name="T6">Es como comprar un teléfono. No está conectado y no tiene número pero está listo para ser usado.</text:span></text:p>
      <text:p text:style-name="P6"><text:span text:style-name="_2f__2f_C"><text:span text:style-name="T7"/></text:span></text:p>
      <text:p text:style-name="P6"><text:span text:style-name="_3c_C_3e_"><text:span text:style-name="T8">int </text:span></text:span><text:span text:style-name="_3c_C_2b__2b__3e_"><text:span text:style-name="T9">socket</text:span></text:span><text:span text:style-name="_3c_C_3e_"><text:span text:style-name="T8">(int </text:span></text:span><text:span text:style-name="_3c_C_2b__2b__3e_"><text:span text:style-name="T10">domain</text:span></text:span><text:span text:style-name="_3c_C_3e_"><text:span text:style-name="T8">, int </text:span></text:span><text:span text:style-name="_3c_C_2b__2b__3e_"><text:span text:style-name="T10">type</text:span></text:span><text:span text:style-name="_3c_C_3e_"><text:span text:style-name="T8">, int </text:span></text:span><text:span text:style-name="_3c_C_2b__2b__3e_"><text:span text:style-name="T10">protocol</text:span></text:span><text:span text:style-name="_3c_C_3e_"><text:span text:style-name="T8">); </text:span></text:span><text:span text:style-name="_2f__2f_C"><text:span text:style-name="T8">//sintaxis</text:span></text:span></text:p>
      <text:p text:style-name="P6"><text:span text:style-name="_3c_C_3e_"><text:span text:style-name="T8">int server_fd = </text:span></text:span><text:span text:style-name="_3c_C_2b__2b__3e_"><text:span text:style-name="T9">socket</text:span></text:span><text:span text:style-name="_3c_C_3e_"><text:span text:style-name="T8">(</text:span></text:span><text:span text:style-name="_3c_C_2b__2b__3e_"><text:span text:style-name="T9">AF_INET</text:span></text:span><text:span text:style-name="_3c_C_3e_"><text:span text:style-name="T8">, </text:span></text:span><text:span text:style-name="_3c_C_2b__2b__3e_"><text:span text:style-name="T9">SOCK_STREAM</text:span></text:span><text:span text:style-name="_3c_C_3e_"><text:span text:style-name="T8">, </text:span></text:span><text:span text:style-name="_3c_C_2b__2b__3e_"><text:span text:style-name="T9">0</text:span></text:span><text:span text:style-name="_3c_C_3e_"><text:span text:style-name="T8">);</text:span></text:span><text:span text:style-name="_2f__2f_C"><text:span text:style-name="T8"> //en ft_irc. </text:span></text:span><text:span text:style-name="_2f__2f_C"><text:span text:style-name="T11">Traduccion: Dame un socket IPv4, tipo TCP, y el protocolo automático (en este caso TCP).</text:span></text:span></text:p>
      <text:p text:style-name="P6"><text:span text:style-name="_2f__2f_C"><text:span text:style-name="T8"/></text:span></text:p>
      <text:p text:style-name="P7"><text:span text:style-name="_3c_C_2b__2b__3e_"><text:span text:style-name="T12">Devuelve<text:tab/><text:tab/><text:tab/><text:tab/><text:tab/>: </text:span></text:span><text:span text:style-name="_3c_C_2b__2b__3e_"><text:span text:style-name="T13">el File Descriptor como</text:span></text:span><text:span text:style-name="_3c_C_2b__2b__3e_"><text:span text:style-name="T12"> int &gt;= 0 si funciona. -1 si hay error.</text:span></text:span></text:p>
      <text:p text:style-name="P7"><text:span text:style-name="_3c_C_2b__2b__3e_"><text:span text:style-name="T14"/></text:span></text:p>
      <text:p text:style-name="P7"><text:span text:style-name="_3c_C_2b__2b__3e_"><text:span text:style-name="T14">DOMAIN.</text:span></text:span></text:p>
      <text:p text:style-name="P7"><text:span text:style-name="_3c_C_2b__2b__3e_"><text:span text:style-name="T9">AF_INET<text:tab/><text:tab/><text:tab/><text:tab/><text:tab/>: </text:span></text:span><text:span text:style-name="_3c_C_2b__2b__3e_"><text:span text:style-name="T15">IPv4 </text:span></text:span><text:span text:style-name="_3c_C_2b__2b__3e_"><text:span text:style-name="T13">(192,168,1,1)</text:span></text:span></text:p>
      <text:p text:style-name="P7"><text:span text:style-name="_3c_C_2b__2b__3e_"><text:span text:style-name="T9">AF_INET<text:tab/></text:span></text:span><text:span text:style-name="_3c_C_2b__2b__3e_"><text:span text:style-name="T16">6</text:span></text:span><text:span text:style-name="_3c_C_2b__2b__3e_"><text:span text:style-name="T9"><text:tab/><text:tab/><text:tab/><text:tab/>: </text:span></text:span><text:span text:style-name="_3c_C_2b__2b__3e_"><text:span text:style-name="T15">IPv</text:span></text:span><text:span text:style-name="_3c_C_2b__2b__3e_"><text:span text:style-name="T13">6 (2001:0db8::1)</text:span></text:span></text:p>
      <text:p text:style-name="P7"><text:span text:style-name="_3c_C_2b__2b__3e_"><text:span text:style-name="T9">AF_</text:span></text:span><text:span text:style-name="_3c_C_2b__2b__3e_"><text:span text:style-name="T16">UNIX</text:span></text:span><text:span text:style-name="_3c_C_2b__2b__3e_"><text:span text:style-name="T9"><text:tab/><text:tab/><text:tab/><text:tab/><text:tab/>: </text:span></text:span><text:span text:style-name="_3c_C_2b__2b__3e_"><text:span text:style-name="T13">comunicación local. Mismo Ordenador</text:span></text:span></text:p>
      <text:p text:style-name="P7"><text:span text:style-name="_3c_C_2b__2b__3e_"><text:span text:style-name="T13"/></text:span></text:p>
      <text:p text:style-name="P7"><text:span text:style-name="_3c_C_2b__2b__3e_"><text:span text:style-name="T14">TYPE.</text:span></text:span></text:p>
      <text:p text:style-name="P7"><text:span text:style-name="_3c_C_2b__2b__3e_"><text:span text:style-name="T9">SOCK_STREAM<text:tab/><text:tab/>: </text:span></text:span><text:span text:style-name="_3c_C_2b__2b__3e_"><text:span text:style-name="T15">TCP (protocolo de envio seguro. </text:span></text:span><text:span text:style-name="_3c_C_2b__2b__3e_"><text:span text:style-name="T13">HTTP, chat, ssh, email</text:span></text:span><text:span text:style-name="_3c_C_2b__2b__3e_"><text:span text:style-name="T15">)</text:span></text:span></text:p>
      <text:p text:style-name="P7"><text:span text:style-name="_3c_C_2b__2b__3e_"><text:span text:style-name="T9">SOCK_</text:span></text:span><text:span text:style-name="_3c_C_2b__2b__3e_"><text:span text:style-name="T16">DGRAM<text:tab/><text:tab/>: </text:span></text:span><text:span text:style-name="_3c_C_2b__2b__3e_"><text:span text:style-name="T13">UDP (protocolo para juegos en tiempo real, streaming, DNS)</text:span></text:span></text:p>
      <text:p text:style-name="P7"><text:span text:style-name="_3c_C_2b__2b__3e_"><text:span text:style-name="T9">SOCK_</text:span></text:span><text:span text:style-name="_3c_C_2b__2b__3e_"><text:span text:style-name="T16">RAW<text:tab/><text:tab/><text:tab/>: </text:span></text:span><text:span text:style-name="_3c_C_2b__2b__3e_"><text:span text:style-name="T13">Para acceso directo a IP sin TCP/UDP (ping, traceroute, hacking)</text:span></text:span></text:p>
      <text:p text:style-name="P7"><text:span text:style-name="_3c_C_2b__2b__3e_"><text:span text:style-name="T13"/></text:span></text:p>
      <text:p text:style-name="P7"><text:span text:style-name="_3c_C_2b__2b__3e_"><text:span text:style-name="T14">PROTOCOL. </text:span></text:span></text:p>
      <text:p text:style-name="P7"><text:span text:style-name="_3c_C_2b__2b__3e_"><text:span text:style-name="T16">0<text:tab/><text:tab/><text:tab/><text:tab/><text:tab/><text:tab/></text:span></text:span><text:span text:style-name="_3c_C_2b__2b__3e_"><text:span text:style-name="T9"><text:tab/><text:tab/>: </text:span></text:span><text:span text:style-name="_3c_C_2b__2b__3e_"><text:span text:style-name="T13">Automático</text:span></text:span><text:span text:style-name="_3c_C_2b__2b__3e_"><text:span text:style-name="T15"> </text:span></text:span><text:span text:style-name="_3c_C_2b__2b__3e_"><text:span text:style-name="T13">(elije según el </text:span></text:span><text:span text:style-name="_3c_C_2b__2b__3e_"><text:span text:style-name="T14">TYPE</text:span></text:span><text:span text:style-name="_3c_C_2b__2b__3e_"><text:span text:style-name="T13">)</text:span></text:span></text:p>
      <text:p text:style-name="P7"><text:span text:style-name="_3c_C_2b__2b__3e_"><text:span text:style-name="T16">IPPROTO_TCP<text:tab/></text:span></text:span><text:span text:style-name="_3c_C_2b__2b__3e_"><text:span text:style-name="T9"><text:tab/>: </text:span></text:span><text:span text:style-name="_3c_C_2b__2b__3e_"><text:span text:style-name="T15">TCP </text:span></text:span></text:p>
      <text:p text:style-name="P7"><text:span text:style-name="_3c_C_2b__2b__3e_"><text:span text:style-name="T16">IPPROTO_UDP<text:tab/></text:span></text:span><text:span text:style-name="_3c_C_2b__2b__3e_"><text:span text:style-name="T9"><text:tab/>: </text:span></text:span><text:span text:style-name="_3c_C_2b__2b__3e_"><text:span text:style-name="T15">TCP</text:span></text:span></text:p>
      <text:p text:style-name="P8"><text:soft-page-break/><text:span text:style-name="_3c_C_2b__2b__3e_"><text:span text:style-name="T17">Aunque parezca chorrada lo del protocolo por que pilla de Type o especifica, hay más protocolos como: </text:span></text:span></text:p>
      <text:p text:style-name="P8"><text:span text:style-name="_3c_C_2b__2b__3e_"><text:span text:style-name="T17">SOCK_STREAM<text:tab/><text:tab/>= TCP, SCTP (IPPROTO_SCTP), Bluetooth</text:span></text:span></text:p>
      <text:p text:style-name="P8"><text:span text:style-name="_3c_C_2b__2b__3e_"><text:span text:style-name="T17">SOCK_DGRAM<text:tab/><text:tab/>= UDP, ICMP.</text:span></text:span></text:p>
      <text:p text:style-name="P9"><text:span text:style-name="_3c_C_2b__2b__3e_"><text:span text:style-name="T18"/></text:span></text:p>
      <text:p text:style-name="P9"><text:span text:style-name="_3c_C_2b__2b__3e_"><text:span text:style-name="T18">ERRORES: </text:span></text:span><text:span text:style-name="_3c_C_2b__2b__3e_"><text:span text:style-name="T19">(almacenada en la variable errno #include &lt;errno.h&gt;, perror() o strerror())</text:span></text:span></text:p>
      <text:p text:style-name="P9"><text:span text:style-name="_3c_C_2b__2b__3e_"><text:span text:style-name="T20">EACCES<text:tab/></text:span></text:span><text:span text:style-name="_3c_C_2b__2b__3e_"><text:span text:style-name="T21"><text:tab/><text:tab/><text:tab/><text:tab/><text:tab/><text:tab/>: </text:span></text:span><text:span text:style-name="_3c_C_2b__2b__3e_"><text:span text:style-name="T22">Sin permisos (puertos &lt; 1024 requieren root) usar &gt;1024</text:span></text:span></text:p>
      <text:p text:style-name="P9"><text:span text:style-name="_3c_C_2b__2b__3e_"><text:span text:style-name="T20">EMFILE<text:tab/></text:span></text:span><text:span text:style-name="_3c_C_2b__2b__3e_"><text:span text:style-name="T21"><text:tab/><text:tab/><text:tab/><text:tab/><text:tab/><text:tab/>: </text:span></text:span><text:span text:style-name="_3c_C_2b__2b__3e_"><text:span text:style-name="T22">Demasiados FDs abiertos. Cerrar sockets viejos</text:span></text:span></text:p>
      <text:p text:style-name="P9"><text:span text:style-name="_3c_C_2b__2b__3e_"><text:span text:style-name="T20">ENFILE<text:tab/></text:span></text:span><text:span text:style-name="_3c_C_2b__2b__3e_"><text:span text:style-name="T21"><text:tab/><text:tab/><text:tab/><text:tab/><text:tab/><text:tab/>: </text:span></text:span><text:span text:style-name="_3c_C_2b__2b__3e_"><text:span text:style-name="T22">Sistema sin recursos. Reiniciar o reducir carga</text:span></text:span></text:p>
      <text:p text:style-name="P9"><text:span text:style-name="_3c_C_2b__2b__3e_"><text:span text:style-name="T20">EPROTONOSUPPORT<text:tab/></text:span></text:span><text:span text:style-name="_3c_C_2b__2b__3e_"><text:span text:style-name="T21">: </text:span></text:span><text:span text:style-name="_3c_C_2b__2b__3e_"><text:span text:style-name="T22">Protocolo no soportado. Verificar parámetros</text:span></text:span></text:p>
      <text:p text:style-name="P9"><text:span text:style-name="_3c_C_2b__2b__3e_"><text:span text:style-name="T22"/></text:span></text:p>
      <text:h text:style-name="P10" text:outline-level="3"><text:span text:style-name="T23">bind</text:span>()</text:h>
      <text:p text:style-name="P11"><text:span text:style-name="_3c_C_3e_"><text:span text:style-name="T4">#include &lt;</text:span></text:span><text:span text:style-name="_3c_C_3e_"><text:span text:style-name="T24">sys/socket.h</text:span></text:span><text:span text:style-name="_3c_C_3e_"><text:span text:style-name="T4">&gt; </text:span></text:span><text:span text:style-name="_3c_C_3e_"><text:span text:style-name="T5">(</text:span></text:span><text:span text:style-name="_3c_C_3e_"><text:span text:style-name="T25">No hay version C++. Solo C</text:span></text:span><text:span text:style-name="_3c_C_3e_"><text:span text:style-name="T5">)</text:span></text:span></text:p>
      <text:p text:style-name="P12"><text:span text:style-name="_3c_C_2b__2b__3e_"><text:span text:style-name="T26">Asigna una dirección IP y un puerto al Socket abierto</text:span></text:span><text:span text:style-name="_3c_C_2b__2b__3e_"><text:span text:style-name="T15">. </text:span></text:span><text:span text:style-name="_3c_C_2b__2b__3e_"><text:span text:style-name="T27">Es como </text:span></text:span><text:span text:style-name="_3c_C_2b__2b__3e_"><text:span text:style-name="T28">asignar un número de teléfono al teléfono que compramos.</text:span></text:span></text:p>
      <text:p text:style-name="P12"><text:span text:style-name="_3c_C_2b__2b__3e_"><text:span text:style-name="T28"/></text:span></text:p>
      <text:p text:style-name="P12"><text:span text:style-name="_3c_C_3e_"><text:span text:style-name="T8">int </text:span></text:span><text:span text:style-name="_3c_C_2b__2b__3e_"><text:span text:style-name="T29">bind</text:span></text:span><text:span text:style-name="_3c_C_3e_"><text:span text:style-name="T8">(int </text:span></text:span><text:span text:style-name="_3c_C_2b__2b__3e_"><text:span text:style-name="T30">sockfd</text:span></text:span><text:span text:style-name="_3c_C_3e_"><text:span text:style-name="T8">, </text:span></text:span><text:span text:style-name="_3c_C_3e_"><text:span text:style-name="T31">const struct</text:span></text:span><text:span text:style-name="_3c_C_3e_"><text:span text:style-name="T8"> </text:span></text:span><text:span text:style-name="_3c_C_2b__2b__3e_"><text:span text:style-name="T30">sockaddr *addr</text:span></text:span><text:span text:style-name="_3c_C_3e_"><text:span text:style-name="T8">, </text:span></text:span><text:span text:style-name="_3c_C_3e_"><text:span text:style-name="T31">socklen_t</text:span></text:span><text:span text:style-name="_3c_C_3e_"><text:span text:style-name="T8"> </text:span></text:span><text:span text:style-name="_3c_C_2b__2b__3e_"><text:span text:style-name="T30">addrlen</text:span></text:span><text:span text:style-name="_3c_C_3e_"><text:span text:style-name="T8">); </text:span></text:span><text:span text:style-name="_2f__2f_C"><text:span text:style-name="T8">//sintaxis</text:span></text:span></text:p>
      <text:p text:style-name="P12"><text:span text:style-name="_2f__2f_C"><text:span text:style-name="T8"/></text:span></text:p>
      <text:p text:style-name="P12"><text:span text:style-name="_3c_C_2b__2b__3e_"><text:span text:style-name="T30">sockfd<text:tab/><text:tab/>: </text:span></text:span><text:span text:style-name="_3c_C_2b__2b__3e_"><text:span text:style-name="T32">El File Descriptor del socket abierto por socket()</text:span></text:span></text:p>
      <text:p text:style-name="P12"><text:span text:style-name="_3c_C_2b__2b__3e_"><text:span text:style-name="T30">addr<text:tab/><text:tab/><text:tab/>: </text:span></text:span><text:span text:style-name="_3c_C_2b__2b__3e_"><text:span text:style-name="T32">Puntero a la estructura con IP:puerto</text:span></text:span></text:p>
      <text:p text:style-name="P12"><text:span text:style-name="_3c_C_2b__2b__3e_"><text:span text:style-name="T30">addrlen<text:tab/>: </text:span></text:span><text:span text:style-name="_3c_C_2b__2b__3e_"><text:span text:style-name="T32">Tamaño de la estructura</text:span></text:span><text:span text:style-name="_3c_C_2b__2b__3e_"><text:span text:style-name="T30"> addr</text:span></text:span></text:p>
      <text:p text:style-name="P12"><text:span text:style-name="_3c_C_2b__2b__3e_"><text:span text:style-name="T30"/></text:span></text:p>
      <text:p text:style-name="P13"><text:span text:style-name="_3c_C_2b__2b__3e_"><text:span text:style-name="T33">Una vez obtenido el FD del socket, antes de asignarle la IP/puerto con </text:span></text:span><text:span text:style-name="_3c_C_2b__2b__3e_"><text:span text:style-name="T9">bind()</text:span></text:span><text:span text:style-name="_3c_C_2b__2b__3e_"><text:span text:style-name="T33"> tenemos que crear una estructura </text:span></text:span><text:span text:style-name="_3c_C_2b__2b__3e_"><text:span text:style-name="T9">sockaddr_in </text:span></text:span><text:span text:style-name="_3c_C_3e_"><text:span text:style-name="T9">(#include &lt;netinet/in.h&gt;)</text:span></text:span><text:span text:style-name="_3c_C_2b__2b__3e_"><text:span text:style-name="T33">:</text:span></text:span></text:p>
      <text:p text:style-name="P14"><text:span text:style-name="_3c_C_3e_"><text:span text:style-name="T9">struct </text:span></text:span><text:span text:style-name="_3c_C_2b__2b__3e_"><text:span text:style-name="T9">sockaddr_in</text:span></text:span><text:span text:style-name="_3c_C_3e_"><text:span text:style-name="T9">{</text:span></text:span></text:p>
      <text:p text:style-name="P14"><text:span text:style-name="_3c_C_3e_"><text:span text:style-name="T9"><text:tab/>sa_family_t<text:tab/><text:tab/>sin_family; </text:span></text:span><text:span text:style-name="_2f__2f_C"><text:span text:style-name="T9">// AF_INET(IPv4)</text:span></text:span></text:p>
      <text:p text:style-name="P14"><text:span text:style-name="_3c_C_3e_"><text:span text:style-name="T9"><text:tab/>in_port_t<text:tab/><text:tab/><text:tab/>sin_port; </text:span></text:span><text:span text:style-name="_2f__2f_C"><text:span text:style-name="T9">// puerto (en network byte <text:s/>order)</text:span></text:span></text:p>
      <text:p text:style-name="P14"><text:span text:style-name="_3c_C_3e_"><text:span text:style-name="T9"><text:tab/>struct in_addr<text:tab/>sin_addr; </text:span></text:span><text:span text:style-name="_2f__2f_C"><text:span text:style-name="T9">// Direccion IP</text:span></text:span><text:span text:style-name="_3c_C_3e_"><text:span text:style-name="T9">};</text:span></text:span></text:p>
      <text:p text:style-name="P14"><text:span text:style-name="_3c_C_3e_"><text:span text:style-name="T34">y la rellenamos</text:span></text:span><text:span text:style-name="_3c_C_2b__2b__3e_"><text:span text:style-name="T33">:</text:span></text:span></text:p>
      <text:p text:style-name="P13"><text:span text:style-name="_3c_C_3e_"><text:span text:style-name="T9">struct </text:span></text:span><text:span text:style-name="_3c_C_2b__2b__3e_"><text:span text:style-name="T9">sockaddr_in</text:span></text:span><text:span text:style-name="_3c_C_3e_"><text:span text:style-name="T9"> server_addr; </text:span></text:span><text:span text:style-name="_2f__2f_C"><text:span text:style-name="T9">//</text:span></text:span><text:span text:style-name="_2f__2f_C"><text:span text:style-name="T35">server_addr es una </text:span></text:span><text:span text:style-name="_2f__2f_C"><text:span text:style-name="T9">variable creada nuestra y vacia. </text:span></text:span></text:p>
      <text:p text:style-name="P14"><text:span text:style-name="_3c_C_3e_"><text:span text:style-name="T9">server_addr</text:span></text:span><text:span text:style-name="_3c_C_2b__2b__3e_"><text:span text:style-name="T9">.sin_family</text:span></text:span><text:span text:style-name="_3c_C_3e_"><text:span text:style-name="T9"> = </text:span></text:span><text:span text:style-name="_3c_C_2b__2b__3e_"><text:span text:style-name="T9">AF_INET</text:span></text:span><text:span text:style-name="_3c_C_3e_"><text:span text:style-name="T9">; </text:span></text:span><text:span text:style-name="_2f__2f_C"><text:span text:style-name="T9">//</text:span></text:span><text:span text:style-name="_2f__2f_C"><text:span text:style-name="T35">IPv4</text:span></text:span></text:p>
      <text:p text:style-name="P14"><text:span text:style-name="_3c_C_3e_"><text:span text:style-name="T9">server_addr</text:span></text:span><text:span text:style-name="_3c_C_2b__2b__3e_"><text:span text:style-name="T9">.sin_</text:span></text:span><text:span text:style-name="_3c_C_2b__2b__3e_"><text:span text:style-name="T35">port</text:span></text:span><text:span text:style-name="_3c_C_3e_"><text:span text:style-name="T9"> = </text:span></text:span><text:span text:style-name="_3c_C_2b__2b__3e_"><text:span text:style-name="T35">htons(6667)</text:span></text:span><text:span text:style-name="_3c_C_3e_"><text:span text:style-name="T9">; </text:span></text:span><text:span text:style-name="_2f__2f_C"><text:span text:style-name="T9">//</text:span></text:span><text:span text:style-name="_2f__2f_C"><text:span text:style-name="T35">Puerto 6667. </text:span></text:span><text:span text:style-name="_2f__2f_C"><text:span text:style-name="T36">(uint16_t (0-65535))</text:span></text:span></text:p>
      <text:p text:style-name="P14"><text:span text:style-name="_3c_C_3e_"><text:span text:style-name="T9">server_addr</text:span></text:span><text:span text:style-name="_3c_C_2b__2b__3e_"><text:span text:style-name="T9">.sin_</text:span></text:span><text:span text:style-name="_3c_C_2b__2b__3e_"><text:span text:style-name="T35">addr.s_addr</text:span></text:span><text:span text:style-name="_3c_C_3e_"><text:span text:style-name="T9"> = </text:span></text:span><text:span text:style-name="_3c_C_2b__2b__3e_"><text:span text:style-name="T35">INADDR_ANY</text:span></text:span><text:span text:style-name="_3c_C_3e_"><text:span text:style-name="T9">; </text:span></text:span><text:span text:style-name="_2f__2f_C"><text:span text:style-name="T9">// </text:span></text:span><text:span text:style-name="_2f__2f_C"><text:span text:style-name="T35">Todas las IPs locales. Escucha en todas las interfaces (0.0.0,0)</text:span></text:span></text:p>
      <text:p text:style-name="P15"><text:soft-page-break/><text:span text:style-name="_3c_C_3e_"><text:span text:style-name="T37">int result = </text:span></text:span><text:span text:style-name="_3c_C_2b__2b__3e_"><text:span text:style-name="T9">bind</text:span></text:span><text:span text:style-name="_3c_C_3e_"><text:span text:style-name="T37">(server_fd, (struct sockaddr*)&amp;server_addr, sizeof(server_addr)); </text:span></text:span><text:span text:style-name="_2f__2f_C"><text:span text:style-name="T37">//se castea a(struct sockaddr*) siempre.</text:span></text:span></text:p>
      <text:p text:style-name="P15"><text:span text:style-name="_2f__2f_C"><text:span text:style-name="T37"/></text:span></text:p>
      <text:p text:style-name="P16"><text:span text:style-name="_3c_C_2b__2b__3e_"><text:span text:style-name="T10">.sin_family</text:span></text:span><text:span text:style-name="_2f__2f_C"><text:span text:style-name="T36"> </text:span></text:span><text:span text:style-name="_3c_C_3e_"><text:span text:style-name="T38">Puede ser:</text:span></text:span></text:p>
      <text:p text:style-name="P16"><text:span text:style-name="_3c_C_2b__2b__3e_"><text:span text:style-name="T9">AF_INET</text:span></text:span><text:span text:style-name="_3c_C_3e_"><text:span text:style-name="T38"> <text:tab/><text:tab/><text:tab/><text:tab/><text:tab/>:<text:tab/>IPv4</text:span></text:span></text:p>
      <text:p text:style-name="P16"><text:span text:style-name="_3c_C_2b__2b__3e_"><text:span text:style-name="T9">AF_INET6</text:span></text:span><text:span text:style-name="_3c_C_3e_"><text:span text:style-name="T38"><text:tab/><text:tab/><text:tab/><text:tab/>:<text:tab/>IPv6</text:span></text:span></text:p>
      <text:p text:style-name="P16"><text:span text:style-name="_3c_C_2b__2b__3e_"><text:span text:style-name="T9">AF_UNIX</text:span></text:span><text:span text:style-name="_3c_C_3e_"><text:span text:style-name="T38"><text:tab/><text:tab/><text:tab/><text:tab/><text:tab/>:<text:tab/>Sockets Locales (mismo ordenador)</text:span></text:span></text:p>
      <text:p text:style-name="P16"><text:span text:style-name="_3c_C_2b__2b__3e_"><text:span text:style-name="T9">AF_BLUETOOTH</text:span></text:span><text:span text:style-name="_3c_C_3e_"><text:span text:style-name="T38"><text:tab/>:<text:tab/>Bluetooth</text:span></text:span></text:p>
      <text:p text:style-name="P16"><text:span text:style-name="_3c_C_2b__2b__3e_"><text:span text:style-name="T9">AF_PACKET<text:tab/></text:span></text:span><text:span text:style-name="_3c_C_3e_"><text:span text:style-name="T38"><text:tab/><text:tab/>:<text:tab/>Acceso a bajo nivel a red.</text:span></text:span></text:p>
      <text:p text:style-name="P15"><text:span text:style-name="_2f__2f_C"><text:span text:style-name="T37"/></text:span></text:p>
      <text:p text:style-name="P17"><text:span text:style-name="_3c_C_2b__2b__3e_"><text:span text:style-name="T10">.sin_port</text:span></text:span><text:span text:style-name="_3c_C_2b__2b__3e_"><text:span text:style-name="T9"> </text:span></text:span><text:span text:style-name="_3c_C_3e_"><text:span text:style-name="T39">Es el puerto, y es un numero uint16_t (0 a 65535) donde:</text:span></text:span></text:p>
      <text:p text:style-name="P17"><text:span text:style-name="_3c_C_2b__2b__3e_"><text:span text:style-name="T9">0</text:span></text:span><text:span text:style-name="_3c_C_3e_"><text:span text:style-name="T39"><text:tab/><text:tab/><text:tab/><text:tab/><text:tab/><text:tab/><text:tab/><text:tab/>:<text:tab/>El sistema asigna un puerto automáticamente</text:span></text:span></text:p>
      <text:p text:style-name="P17"><text:span text:style-name="_3c_C_2b__2b__3e_"><text:span text:style-name="T9">1-1023<text:tab/></text:span></text:span><text:span text:style-name="_3c_C_3e_"><text:span text:style-name="T39"><text:tab/><text:tab/><text:tab/><text:tab/><text:tab/>:<text:tab/>Requieren Root ya <text:s/>que son puertos reservados</text:span></text:span></text:p>
      <text:p text:style-name="P17"><text:span text:style-name="_3c_C_2b__2b__3e_"><text:span text:style-name="T9">1024 - 49151<text:tab/><text:tab/></text:span></text:span><text:span text:style-name="_3c_C_3e_"><text:span text:style-name="T39"><text:tab/>:<text:tab/>Puertos registrados por aplicaciones conocidas. 6667 por IRC</text:span></text:span></text:p>
      <text:p text:style-name="P17"><text:span text:style-name="_3c_C_2b__2b__3e_"><text:span text:style-name="T9">49152 - 65535<text:tab/></text:span></text:span><text:span text:style-name="_3c_C_3e_"><text:span text:style-name="T39"><text:tab/><text:tab/>:<text:tab/>Puertos dinámicos / Privados</text:span></text:span></text:p>
      <text:p text:style-name="P17"><text:span text:style-name="_3c_C_3e_"><text:span text:style-name="T39"/></text:span></text:p>
      <text:p text:style-name="P18"><text:span text:style-name="_3c_C_2b__2b__3e_"><text:span text:style-name="T10">.sin_</text:span></text:span><text:span text:style-name="_3c_C_2b__2b__3e_"><text:span text:style-name="T40">addr.s_addr <text:s/></text:span></text:span><text:span text:style-name="_3c_C_3e_"><text:span text:style-name="T39">Es </text:span></text:span><text:span text:style-name="_3c_C_3e_"><text:span text:style-name="T41">una estructura con un único parámetro. Se mantiene así por compatibilidad con antiguas versiones.</text:span></text:span></text:p>
      <text:p text:style-name="P18"><text:span text:style-name="_3c_C_2b__2b__3e_"><text:span text:style-name="T42">INADDR_ANY<text:tab/><text:tab/><text:tab/><text:tab/><text:tab/><text:tab/>:<text:tab/></text:span></text:span><text:span text:style-name="_3c_C_2b__2b__3e_"><text:span text:style-name="T43">Todas las interfaces locales (wifi, Ethernet, localhost...)</text:span></text:span></text:p>
      <text:p text:style-name="P18"><text:span text:style-name="_3c_C_2b__2b__3e_"><text:span text:style-name="T42">INADDR_LOOPBACK<text:tab/><text:tab/>:<text:tab/></text:span></text:span><text:span text:style-name="_3c_C_2b__2b__3e_"><text:span text:style-name="T43">Localhost (127.0.0.1) = htonl(0x7F000001)</text:span></text:span></text:p>
      <text:p text:style-name="P18"><text:span text:style-name="_3c_C_2b__2b__3e_"><text:span text:style-name="T42">inet_addr(“192.168.1.3”)<text:tab/><text:tab/>:<text:tab/></text:span></text:span><text:span text:style-name="_3c_C_2b__2b__3e_"><text:span text:style-name="T43">IP específica. </text:span></text:span></text:p>
      <text:p text:style-name="P18"><text:span text:style-name="_3c_C_2b__2b__3e_"><text:span text:style-name="T42">inet_pton(AF_INET, “192.168.1.3”, &amp;addr, sin_addr)<text:tab/><text:tab/>: </text:span></text:span><text:span text:style-name="_3c_C_2b__2b__3e_"><text:span text:style-name="T43">Conversion Moderna.</text:span></text:span><text:span text:style-name="_3c_C_2b__2b__3e_"><text:span text:style-name="T42"> <text:tab/></text:span></text:span></text:p>
      <text:p text:style-name="P15"><text:span text:style-name="_2f__2f_C"><text:span text:style-name="T37"/></text:span></text:p>
      <text:p text:style-name="P15"><text:span text:style-name="_3c_C_3e_"><text:span text:style-name="T44">Devolverá (result) </text:span></text:span><text:span text:style-name="_3c_C_2b__2b__3e_"><text:span text:style-name="T9">0</text:span></text:span><text:span text:style-name="_3c_C_3e_"><text:span text:style-name="T44"> si tiene éxito o </text:span></text:span><text:span text:style-name="_3c_C_2b__2b__3e_"><text:span text:style-name="T9">-1</text:span></text:span><text:span text:style-name="_3c_C_3e_"><text:span text:style-name="T44"> si da error (que se consulta con </text:span></text:span><text:span text:style-name="_3c_C_2b__2b__3e_"><text:span text:style-name="T9">errno</text:span></text:span><text:span text:style-name="_3c_C_3e_"><text:span text:style-name="T44">)</text:span></text:span></text:p>
      <text:p text:style-name="P19"><text:span text:style-name="_3c_C_2b__2b__3e_"><text:span text:style-name="T18"/></text:span></text:p>
      <text:p text:style-name="P19"><text:span text:style-name="_3c_C_2b__2b__3e_"><text:span text:style-name="T18">ERRORES:</text:span></text:span></text:p>
      <text:p text:style-name="P19"><text:span text:style-name="_3c_C_2b__2b__3e_"><text:span text:style-name="T45">EADDRINUSE<text:tab/>:</text:span></text:span><text:span text:style-name="_3c_C_2b__2b__3e_"><text:span text:style-name="T46"> </text:span></text:span><text:span text:style-name="_3c_C_2b__2b__3e_"><text:span text:style-name="T47">El puerto ya está en uso</text:span></text:span></text:p>
      <text:p text:style-name="P19"><text:span text:style-name="_3c_C_2b__2b__3e_"><text:span text:style-name="T45">EACCES<text:tab/><text:tab/><text:tab/>: </text:span></text:span><text:span text:style-name="_3c_C_2b__2b__3e_"><text:span text:style-name="T47">Puerto &lt;1024 sin permisos de root</text:span></text:span></text:p>
      <text:p text:style-name="P19"><text:span text:style-name="_3c_C_2b__2b__3e_"><text:span text:style-name="T45">EINVAL<text:tab/><text:tab/><text:tab/><text:tab/>: </text:span></text:span><text:span text:style-name="_3c_C_2b__2b__3e_"><text:span text:style-name="T47">Socket ya enlazado.</text:span></text:span></text:p>
      <text:p text:style-name="P19"><text:span text:style-name="_3c_C_2b__2b__3e_"><text:span text:style-name="T47"/></text:span></text:p>
      <text:p text:style-name="P20"><text:span text:style-name="_3c_C_2b__2b__3e_"><text:span text:style-name="T48">Notas:</text:span></text:span><text:span text:style-name="_3c_C_2b__2b__3e_"><text:span text:style-name="T47"> </text:span></text:span></text:p>
      <text:p text:style-name="P20"><text:span text:style-name="_3c_C_2b__2b__3e_"><text:span text:style-name="T49">1.</text:span></text:span><text:span text:style-name="_3c_C_2b__2b__3e_"><text:span text:style-name="T50"> </text:span></text:span><text:span text:style-name="_3c_C_2b__2b__3e_"><text:span text:style-name="T47">Por que se solicita una dirección de memoria de </text:span></text:span><text:span text:style-name="_3c_C_2b__2b__3e_"><text:span text:style-name="T9">struck sockaddr</text:span></text:span><text:span text:style-name="_3c_C_2b__2b__3e_"><text:span text:style-name="T47">, y nosotros generamos un </text:span></text:span><text:span text:style-name="_3c_C_2b__2b__3e_"><text:span text:style-name="T9">sockaddr_in</text:span></text:span><text:span text:style-name="_3c_C_2b__2b__3e_"><text:span text:style-name="T47">?<text:line-break/>Son dos estructuras diferentes. </text:span></text:span><text:span text:style-name="_3c_C_2b__2b__3e_"><text:span text:style-name="T9">sockaddr</text:span></text:span><text:span text:style-name="_3c_C_2b__2b__3e_"><text:span text:style-name="T47"> es más genérica y no tiene parámetros que sí tiene </text:span></text:span><text:span text:style-name="_3c_C_2b__2b__3e_"><text:span text:style-name="T9">_in</text:span></text:span><text:span text:style-name="_3c_C_2b__2b__3e_"><text:span text:style-name="T47">. Por ejemplo los puertos, sí los tiene </text:span></text:span><text:span text:style-name="_3c_C_2b__2b__3e_"><text:span text:style-name="T9">_in</text:span></text:span><text:span text:style-name="_3c_C_2b__2b__3e_"><text:span text:style-name="T47"> y no </text:span></text:span><text:span text:style-name="_3c_C_2b__2b__3e_"><text:span text:style-name="T9">sockaddr</text:span></text:span><text:span text:style-name="_3c_C_2b__2b__3e_"><text:span text:style-name="T47">. </text:span></text:span></text:p>
      <text:p text:style-name="P19"><text:soft-page-break/><text:span text:style-name="_3c_C_2b__2b__3e_"><text:span text:style-name="T47">Entonces ¿como sabe que es un </text:span></text:span><text:span text:style-name="_3c_C_2b__2b__3e_"><text:span text:style-name="T9">sockaddr_in</text:span></text:span><text:span text:style-name="_3c_C_2b__2b__3e_"><text:span text:style-name="T47"> cuando lo casteamos a </text:span></text:span><text:span text:style-name="_3c_C_2b__2b__3e_"><text:span text:style-name="T9">sockaddr</text:span></text:span><text:span text:style-name="_3c_C_2b__2b__3e_"><text:span text:style-name="T47"> en </text:span></text:span><text:span text:style-name="_3c_C_2b__2b__3e_"><text:span text:style-name="T9">bind()</text:span></text:span><text:span text:style-name="_3c_C_2b__2b__3e_"><text:span text:style-name="T47">? <text:s/></text:span></text:span><text:span text:style-name="_3c_C_2b__2b__3e_"><text:span text:style-name="T51">Porque </text:span></text:span><text:span text:style-name="_3c_C_2b__2b__3e_"><text:span text:style-name="T47">mira a </text:span></text:span><text:span text:style-name="_3c_C_2b__2b__3e_"><text:span text:style-name="T9">sin_family</text:span></text:span><text:span text:style-name="_3c_C_2b__2b__3e_"><text:span text:style-name="T47"> </text:span></text:span><text:span text:style-name="_3c_C_2b__2b__3e_"><text:span text:style-name="T51">(que está también en </text:span></text:span><text:span text:style-name="_3c_C_2b__2b__3e_"><text:span text:style-name="T9">sockaddr </text:span></text:span><text:span text:style-name="_3c_C_2b__2b__3e_"><text:span text:style-name="T52">y en este caso es</text:span></text:span><text:span text:style-name="_3c_C_2b__2b__3e_"><text:span text:style-name="T53"> AF_INET</text:span></text:span><text:span text:style-name="_3c_C_2b__2b__3e_"><text:span text:style-name="T51">) </text:span></text:span><text:span text:style-name="_3c_C_2b__2b__3e_"><text:span text:style-name="T47">y sabe que es un </text:span></text:span><text:span text:style-name="_3c_C_2b__2b__3e_"><text:span text:style-name="T9">sockaddr_in</text:span></text:span></text:p>
      <text:p text:style-name="P19"><text:span text:style-name="_3c_C_2b__2b__3e_"><text:span text:style-name="T9"/></text:span></text:p>
      <text:p text:style-name="P20"><text:span text:style-name="_3c_C_2b__2b__3e_"><text:span text:style-name="T54">1. </text:span></text:span><text:span text:style-name="_3c_C_2b__2b__3e_"><text:span text:style-name="T9">htons</text:span></text:span><text:span text:style-name="_3c_C_2b__2b__3e_"><text:span text:style-name="T55"> y </text:span></text:span><text:span text:style-name="_3c_C_2b__2b__3e_"><text:span text:style-name="T9">htonl </text:span></text:span><text:span text:style-name="_3c_C_2b__2b__3e_"><text:span text:style-name="T55">son funciones de network para enviar datos. Diferentes CPUs almacenan los números de forma diferente:</text:span></text:span></text:p>
      <text:p text:style-name="P20"><text:span text:style-name="_3c_C_2b__2b__3e_"><text:span text:style-name="T55">Big-endian (0x1234) se almacena el byte más significativo primero 12 – 34</text:span></text:span></text:p>
      <text:p text:style-name="P20"><text:span text:style-name="_3c_C_2b__2b__3e_"><text:span text:style-name="T55">Little-endian(0x1234) Byte menos significativo primero 34-12</text:span></text:span></text:p>
      <text:p text:style-name="P20"><text:span text:style-name="_3c_C_2b__2b__3e_"><text:span text:style-name="T55">Para traducir esto a cada CPU se usan estas funciones</text:span></text:span></text:p>
      <text:p text:style-name="P20"><text:span text:style-name="_3c_C_2b__2b__3e_"><text:span text:style-name="T55"/></text:span></text:p>
      <text:p text:style-name="P20"><text:span text:style-name="_3c_C_2b__2b__3e_"><text:span text:style-name="T9">htons() </text:span></text:span><text:span text:style-name="_3c_C_2b__2b__3e_"><text:span text:style-name="T55"><text:tab/>: Host to Network short (16 bits)</text:span></text:span></text:p>
      <text:p text:style-name="P20"><text:span text:style-name="_3c_C_2b__2b__3e_"><text:span text:style-name="T9">htonl()</text:span></text:span><text:span text:style-name="_3c_C_2b__2b__3e_"><text:span text:style-name="T55"><text:tab/><text:tab/>: Host to Network Long (32 bits)</text:span></text:span></text:p>
      <text:p text:style-name="P20"><text:span text:style-name="_3c_C_2b__2b__3e_"><text:span text:style-name="T9">ntohs()<text:tab/></text:span></text:span><text:span text:style-name="_3c_C_2b__2b__3e_"><text:span text:style-name="T55"><text:tab/>: Network to Host Short. Aquí no enviamos, sino recibimos</text:span></text:span></text:p>
      <text:p text:style-name="P20"><text:span text:style-name="_3c_C_2b__2b__3e_"><text:span text:style-name="T9">ntohl()<text:tab/></text:span></text:span><text:span text:style-name="_3c_C_2b__2b__3e_"><text:span text:style-name="T55"><text:tab/>: Network to Host Long. </text:span></text:span><text:span text:style-name="_3c_C_2b__2b__3e_"><text:span text:style-name="T55">Aquí no enviamos, sino recibimos</text:span></text:span></text:p>
      <text:p text:style-name="P20"><text:span text:style-name="_3c_C_2b__2b__3e_"><text:span text:style-name="T55">Si nuestra CPU es ya Big-endian, como es el estándar cordado no hace falta estas funciones, pero está bien en caso de ser necesario, para traducírselo a una CPU que sea Little-endian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1" svg:font-family="Arial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333333"/>
      <style:paragraph-properties fo:background-color="#333333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fo:color="#b2b2b2" loext:opacity="100%" style:font-name="Arial1" fo:font-family="Arial" style:font-style-name="Negrita" style:font-family-generic="swiss" style:font-pitch="variable" officeooo:rsid="0073ede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line-height="100%"/>
      <style:text-properties fo:color="#dddddd" loext:opacity="100%" style:font-name="Arial1" fo:font-family="Arial" style:font-style-name="Negrita" style:font-family-generic="swiss" style:font-pitch="variable" fo:font-size="14pt" fo:font-weight="bold" officeooo:rsid="018075d2" fo:background-color="#bf0041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a1467e" loext:opacity="100%" style:font-name="Arial1" fo:font-family="Arial" style:font-style-name="Negrita" style:font-family-generic="swiss" style:font-pitch="variable" style:text-underline-style="solid" style:text-underline-width="auto" style:text-underline-color="font-color" officeooo:rsid="00c3c542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_3c_C_3e_" style:display-name="&lt;C&gt;" style:family="text">
      <style:text-properties fo:color="#00a933" loext:opacity="100%" style:font-name="Arial" fo:font-family="Arial" style:font-family-generic="swiss" style:font-pitch="variable" fo:font-size="12pt" officeooo:rsid="0181aa02" style:font-size-asian="12pt" style:font-size-complex="12pt"/>
    </style:style>
    <style:style style:name="_2f__2f_C" style:display-name="//C" style:family="text">
      <style:text-properties fo:color="#469df9" loext:opacity="100%" style:font-name="Arial" fo:font-family="Arial" style:font-family-generic="swiss" style:font-pitch="variable" fo:font-size="10pt" style:font-size-asian="10pt" style:font-size-complex="10pt"/>
    </style:style>
    <style:style style:name="_3c_C_2b__2b__3e_" style:display-name="&lt;C++&gt;" style:family="text">
      <style:text-properties fo:color="#81d41a" loext:opacity="100%" style:font-name="Arial" fo:font-family="Arial" style:font-family-generic="swiss" style:font-pitch="variable" fo:font-size="13pt" fo:font-weight="normal" officeooo:rsid="018075d2" style:font-size-asian="13pt" style:font-weight-asian="normal" style:font-size-complex="13pt" style:font-weight-complex="norm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7T10:34:38.234000000</meta:creation-date>
    <dc:date>2026-01-15T18:35:21.902620700</dc:date>
    <meta:editing-duration>P3DT23H11M23S</meta:editing-duration>
    <meta:editing-cycles>559</meta:editing-cycles>
    <meta:generator>LibreOffice/25.2.7.2$Windows_X86_64 LibreOffice_project/5cbfd1ab6520636bb5f7b99185aa69bd7456825d</meta:generator>
    <meta:print-date>2025-01-04T16:07:11.302000000</meta:print-date>
    <meta:printed-by>Archivos PDF</meta:printed-by>
    <meta:document-statistic meta:table-count="0" meta:image-count="0" meta:object-count="0" meta:page-count="4" meta:paragraph-count="85" meta:word-count="796" meta:character-count="5200" meta:non-whitespace-character-count="4366"/>
  </office:meta>
</office:document-meta>
</file>